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41g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400" calcext:value-type="float">
            <text:p>14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/>
          <table:table-cell office:value-type="float" office:value="0.83426699" calcext:value-type="float">
            <text:p>0.83426699</text:p>
          </table:table-cell>
          <table:table-cell office:value-type="float" office:value="0.01666468" calcext:value-type="float">
            <text:p>0.01666468</text:p>
          </table:table-cell>
          <table:table-cell office:value-type="float" office:value="1.39952914" calcext:value-type="float">
            <text:p>1.39952914</text:p>
          </table:table-cell>
          <table:table-cell office:value-type="float" office:value="0.01665719" calcext:value-type="float">
            <text:p>0.0166571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90100835" calcext:value-type="float">
            <text:p>0.90100835</text:p>
          </table:table-cell>
          <table:table-cell office:value-type="float" office:value="0.06665872" calcext:value-type="float">
            <text:p>0.06665872</text:p>
          </table:table-cell>
          <table:table-cell office:value-type="float" office:value="1.31622383" calcext:value-type="float">
            <text:p>1.31622383</text:p>
          </table:table-cell>
          <table:table-cell office:value-type="float" office:value="0.04997158" calcext:value-type="float">
            <text:p>0.049971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66741359" calcext:value-type="float">
            <text:p>0.66741359</text:p>
          </table:table-cell>
          <table:table-cell office:value-type="float" office:value="0.04999404" calcext:value-type="float">
            <text:p>0.04999404</text:p>
          </table:table-cell>
          <table:table-cell office:value-type="float" office:value="1.23291852" calcext:value-type="float">
            <text:p>1.23291852</text:p>
          </table:table-cell>
          <table:table-cell office:value-type="float" office:value="0.08328596" calcext:value-type="float">
            <text:p>0.0832859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23359476" calcext:value-type="float">
            <text:p>0.23359476</text:p>
          </table:table-cell>
          <table:table-cell office:value-type="float" office:value="0.08332341" calcext:value-type="float">
            <text:p>0.08332341</text:p>
          </table:table-cell>
          <table:table-cell office:value-type="float" office:value="0.01666106" calcext:value-type="float">
            <text:p>0.01666106</text:p>
          </table:table-cell>
          <table:table-cell office:value-type="float" office:value="0.11660035" calcext:value-type="float">
            <text:p>0.1166003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16797379" calcext:value-type="float">
            <text:p>1.16797379</text:p>
          </table:table-cell>
          <table:table-cell office:value-type="float" office:value="0.78324001" calcext:value-type="float">
            <text:p>0.78324001</text:p>
          </table:table-cell>
          <table:table-cell office:value-type="float" office:value="0.08330531" calcext:value-type="float">
            <text:p>0.08330531</text:p>
          </table:table-cell>
          <table:table-cell office:value-type="float" office:value="0.09994315" calcext:value-type="float">
            <text:p>0.099943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3337068" calcext:value-type="float">
            <text:p>0.3337068</text:p>
          </table:table-cell>
          <table:table-cell office:value-type="float" office:value="0.11665277" calcext:value-type="float">
            <text:p>0.11665277</text:p>
          </table:table-cell>
          <table:table-cell office:value-type="float" office:value="1.06630791" calcext:value-type="float">
            <text:p>1.06630791</text:p>
          </table:table-cell>
          <table:table-cell office:value-type="float" office:value="0.13325754" calcext:value-type="float">
            <text:p>0.133257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60067224" calcext:value-type="float">
            <text:p>0.60067224</text:p>
          </table:table-cell>
          <table:table-cell office:value-type="float" office:value="0.03332936" calcext:value-type="float">
            <text:p>0.03332936</text:p>
          </table:table-cell>
          <table:table-cell office:value-type="float" office:value="0.13328849" calcext:value-type="float">
            <text:p>0.13328849</text:p>
          </table:table-cell>
          <table:table-cell office:value-type="float" office:value="0.06662877" calcext:value-type="float">
            <text:p>0.0666287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3415495" calcext:value-type="float">
            <text:p>0.73415495</text:p>
          </table:table-cell>
          <table:table-cell office:value-type="float" office:value="1.16652768" calcext:value-type="float">
            <text:p>1.16652768</text:p>
          </table:table-cell>
          <table:table-cell office:value-type="float" office:value="1.08296897" calcext:value-type="float">
            <text:p>1.08296897</text:p>
          </table:table-cell>
          <table:table-cell office:value-type="float" office:value="1.16600346" calcext:value-type="float">
            <text:p>1.166003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50168059" calcext:value-type="float">
            <text:p>1.50168059</text:p>
          </table:table-cell>
          <table:table-cell office:value-type="float" office:value="1.08320427" calcext:value-type="float">
            <text:p>1.08320427</text:p>
          </table:table-cell>
          <table:table-cell office:value-type="float" office:value="0.11662743" calcext:value-type="float">
            <text:p>0.11662743</text:p>
          </table:table-cell>
          <table:table-cell office:value-type="float" office:value="1.58243327" calcext:value-type="float">
            <text:p>1.582433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43493923" calcext:value-type="float">
            <text:p>1.43493923</text:p>
          </table:table-cell>
          <table:table-cell office:value-type="float" office:value="1.24985108" calcext:value-type="float">
            <text:p>1.24985108</text:p>
          </table:table-cell>
          <table:table-cell office:value-type="float" office:value="1.51615656" calcext:value-type="float">
            <text:p>1.51615656</text:p>
          </table:table-cell>
          <table:table-cell office:value-type="float" office:value="1.23263223" calcext:value-type="float">
            <text:p>1.2326322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oad Sojoodi Farimani</meta:initial-creator>
    <meta:creation-date>2018-07-03T09:59:23.501000000</meta:creation-date>
    <dc:date>2018-07-03T12:31:03.585000000</dc:date>
    <dc:creator>Foad Sojoodi Farimani</dc:creator>
    <meta:editing-duration>PT2H17M18S</meta:editing-duration>
    <meta:editing-cycles>1</meta:editing-cycles>
    <meta:document-statistic meta:table-count="1" meta:cell-count="53" meta:object-count="0"/>
    <meta:generator>LibreOffice/5.4.7.2$Windows_X86_64 LibreOffice_project/c838ef25c16710f8838b1faec480ebba495259d0</meta:generator>
  </office:meta>
</office:document-meta>
</file>